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d577" officeooo:paragraph-rsid="0008d577"/>
    </style:style>
    <style:style style:name="P2" style:family="paragraph" style:parent-style-name="Standard">
      <style:text-properties officeooo:rsid="0008d577" officeooo:paragraph-rsid="0008d577"/>
    </style:style>
    <style:style style:name="P3" style:family="paragraph" style:parent-style-name="Standard">
      <style:text-properties officeooo:rsid="0008d577" officeooo:paragraph-rsid="000ada44"/>
    </style:style>
    <style:style style:name="P4" style:family="paragraph" style:parent-style-name="Standard">
      <style:text-properties officeooo:rsid="0008d577" officeooo:paragraph-rsid="000b080a"/>
    </style:style>
    <style:style style:name="P5" style:family="paragraph" style:parent-style-name="Standard">
      <style:text-properties officeooo:rsid="0008d577" officeooo:paragraph-rsid="000bb4eb"/>
    </style:style>
    <style:style style:name="P6" style:family="paragraph" style:parent-style-name="Standard">
      <style:text-properties officeooo:rsid="000d5ac8" officeooo:paragraph-rsid="000d5ac8"/>
    </style:style>
    <style:style style:name="P7" style:family="paragraph" style:parent-style-name="Standard">
      <style:text-properties officeooo:rsid="000f0209" officeooo:paragraph-rsid="000f0209"/>
    </style:style>
    <style:style style:name="P8" style:family="paragraph" style:parent-style-name="Standard">
      <style:text-properties officeooo:rsid="000f0209" officeooo:paragraph-rsid="000faf34"/>
    </style:style>
    <style:style style:name="P9" style:family="paragraph" style:parent-style-name="Standard">
      <style:text-properties officeooo:rsid="000faf34" officeooo:paragraph-rsid="000faf34"/>
    </style:style>
    <style:style style:name="P10" style:family="paragraph" style:parent-style-name="Standard">
      <style:text-properties officeooo:rsid="0013a680" officeooo:paragraph-rsid="0013a680"/>
    </style:style>
    <style:style style:name="P11" style:family="paragraph" style:parent-style-name="Standard">
      <style:text-properties officeooo:rsid="0013a680" officeooo:paragraph-rsid="00176247"/>
    </style:style>
    <style:style style:name="P12" style:family="paragraph" style:parent-style-name="Standard">
      <style:text-properties officeooo:rsid="00176247" officeooo:paragraph-rsid="00176247"/>
    </style:style>
    <style:style style:name="P13" style:family="paragraph" style:parent-style-name="Standard">
      <style:text-properties officeooo:rsid="000ada44" officeooo:paragraph-rsid="000ada44"/>
    </style:style>
    <style:style style:name="P14" style:family="paragraph" style:parent-style-name="Standard">
      <style:text-properties officeooo:rsid="000b080a" officeooo:paragraph-rsid="000b080a"/>
    </style:style>
    <style:style style:name="P15" style:family="paragraph" style:parent-style-name="Standard">
      <style:text-properties officeooo:rsid="000b080a" officeooo:paragraph-rsid="000bb4eb"/>
    </style:style>
    <style:style style:name="P16" style:family="paragraph" style:parent-style-name="Standard">
      <style:text-properties officeooo:rsid="000bb4eb" officeooo:paragraph-rsid="000bb4eb"/>
    </style:style>
    <style:style style:name="P17" style:family="paragraph" style:parent-style-name="Standard">
      <style:text-properties officeooo:rsid="000bb4eb" officeooo:paragraph-rsid="000f0209"/>
    </style:style>
    <style:style style:name="P18" style:family="paragraph" style:parent-style-name="Standard">
      <style:text-properties officeooo:rsid="00180a39" officeooo:paragraph-rsid="00180a39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8d577" officeooo:paragraph-rsid="000bb4eb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f0209" officeooo:paragraph-rsid="000faf34"/>
    </style:style>
    <style:style style:name="P21" style:family="paragraph" style:parent-style-name="Table_20_Contents">
      <style:text-properties officeooo:rsid="00119c9a" officeooo:paragraph-rsid="00119c9a"/>
    </style:style>
    <style:style style:name="P22" style:family="paragraph" style:parent-style-name="Table_20_Contents">
      <style:text-properties fo:font-weight="bold" officeooo:rsid="00119c9a" officeooo:paragraph-rsid="00119c9a" style:font-weight-asian="bold" style:font-weight-complex="bold"/>
    </style:style>
    <style:style style:name="P23" style:family="paragraph" style:parent-style-name="Table_20_Contents">
      <style:text-properties officeooo:rsid="0011abb6" officeooo:paragraph-rsid="0011abb6"/>
    </style:style>
    <style:style style:name="P24" style:family="paragraph" style:parent-style-name="Table_20_Contents">
      <style:text-properties officeooo:rsid="0011abb6" officeooo:paragraph-rsid="001c3527"/>
    </style:style>
    <style:style style:name="P25" style:family="paragraph" style:parent-style-name="Table_20_Contents">
      <style:text-properties officeooo:rsid="0014f843" officeooo:paragraph-rsid="0014f843"/>
    </style:style>
    <style:style style:name="T1" style:family="text">
      <style:text-properties officeooo:rsid="000ada44"/>
    </style:style>
    <style:style style:name="T2" style:family="text">
      <style:text-properties officeooo:rsid="000b080a"/>
    </style:style>
    <style:style style:name="T3" style:family="text">
      <style:text-properties officeooo:rsid="000faf34"/>
    </style:style>
    <style:style style:name="T4" style:family="text">
      <style:text-properties officeooo:rsid="0011abb6"/>
    </style:style>
    <style:style style:name="T5" style:family="text">
      <style:text-properties officeooo:rsid="00176247"/>
    </style:style>
    <style:style style:name="T6" style:family="text">
      <style:text-properties officeooo:rsid="00196522"/>
    </style:style>
    <style:style style:name="T7" style:family="text">
      <style:text-properties officeooo:rsid="001c3527"/>
    </style:style>
    <style:style style:name="T8" style:family="text">
      <style:text-properties style:text-position="super 58%"/>
    </style:style>
    <style:style style:name="T9" style:family="text">
      <style:text-properties officeooo:rsid="001fb1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(1) How to download, install and set path for JDK?</text:p>
      <text:p text:style-name="P2">(A) <text:span text:style-name="T1">Step1: cd $HOME <text:s/>--&gt; <text:s/>This command change the directory to home directory.</text:span></text:p>
      <text:p text:style-name="P3"><text:s text:c="6"/><text:span text:style-name="T1">Step2: Wget http:///........ <text:s/>--&gt; this command downloads the java software for ubuntu from the</text:span></text:p>
      <text:p text:style-name="P13"><text:s text:c="17"/>link.</text:p>
      <text:p text:style-name="P3"><text:s text:c="6"/><text:span text:style-name="T1">Step3: tar -xzvpf jdk........gz --&gt; this command will extract the content file from downloaded <text:s/>jar</text:span></text:p>
      <text:p text:style-name="P13"><text:s text:c="17"/>file.</text:p>
      <text:p text:style-name="P3"><text:s text:c="6"/><text:span text:style-name="T1">Step4: cd jdk – 8u131........ - x64 <text:s/>--&gt; This command will change directory to java folder.</text:span></text:p>
      <text:p text:style-name="P3"><text:s text:c="6"/><text:span text:style-name="T2">Step5: cd bin --&gt; This command will change the directory from java to bin folder.</text:span></text:p>
      <text:p text:style-name="P3"><text:s text:c="17"/><text:span text:style-name="T2">( bin - All the files required to execute a file are stored in this directory)</text:span></text:p>
      <text:p text:style-name="P4"><text:s text:c="6"/><text:span text:style-name="T2">Step6: pwd –&gt; This command gives the path to the directory we are in.</text:span></text:p>
      <text:p text:style-name="P14"><text:s text:c="6"/>Step7: export PATH=$PATH:(paste the path obtained in the above step) --&gt; This command set</text:p>
      <text:p text:style-name="P15"><text:s text:c="17"/>the bin path to present java files directory.</text:p>
      <text:p text:style-name="P19"/>
      <text:p text:style-name="P5"/>
      <text:p text:style-name="P16">(<text:span text:style-name="T9">2</text:span>) How to write and run first java program?</text:p>
      <text:p text:style-name="P17">(A)</text:p>
      <text:p text:style-name="P7">#Wrtiting java program</text:p>
      <text:p text:style-name="P17"><text:s text:c="8"/>class First </text:p>
      <text:p text:style-name="P6"><text:s text:c="8"/>{</text:p>
      <text:p text:style-name="P6"><text:s text:c="17"/>public static void main(String args[])</text:p>
      <text:p text:style-name="P6"><text:s text:c="12"/>{</text:p>
      <text:p text:style-name="P6"><text:s text:c="14"/>System.out.println("Hello World");</text:p>
      <text:p text:style-name="P6"><text:s text:c="13"/>}</text:p>
      <text:p text:style-name="P6"><text:s text:c="9"/>}</text:p>
      <text:p text:style-name="P6"/>
      <text:p text:style-name="P7">public - &gt; it is an access modifier</text:p>
      <text:p text:style-name="P7"><text:s text:c="11"/>- &gt; It will make the program visible to all</text:p>
      <text:p text:style-name="P7">void <text:s/>-&gt; it means that method is not getting any return value</text:p>
      <text:p text:style-name="P7">main <text:s/>-&gt; It is the name of the method</text:p>
      <text:p text:style-name="P7"><text:s text:c="10"/>-&gt; The main method contains an array of strings as arguments</text:p>
      <text:p text:style-name="P7">System - &gt; it is a class stored in the library</text:p>
      <text:p text:style-name="P7">Out <text:s/>- &gt; is an static member</text:p>
      <text:p text:style-name="P7">print <text:s/>- &gt; java inbuilt method</text:p>
      <text:p text:style-name="P7"/>
      <text:p text:style-name="P7">#Run java program</text:p>
      <text:p text:style-name="P7"/>
      <text:p text:style-name="P7">-&gt; save the java file with class name which has main method.</text:p>
      <text:p text:style-name="P7">-&gt; open terminal window and set the bin path to directory where the java file is saved.</text:p>
      <text:p text:style-name="P8">-&gt; <text:span text:style-name="T3">then type</text:span></text:p>
      <text:p text:style-name="P9"><text:s text:c="16"/>javac &lt;filename&gt;.java</text:p>
      <text:p text:style-name="P8"><text:s text:c="13"/><text:span text:style-name="T3">to compile the program</text:span></text:p>
      <text:p text:style-name="P8">-<text:span text:style-name="T3">&gt; Then type</text:span></text:p>
      <text:p text:style-name="P8"><text:s text:c="15"/><text:span text:style-name="T3">java &lt;Classname&gt;</text:span></text:p>
      <text:p text:style-name="P8"><text:s text:c="12"/><text:span text:style-name="T3">to execute the file</text:span></text:p>
      <text:p text:style-name="P8">-<text:span text:style-name="T3">&gt; The result will be showed in terminal</text:span></text:p>
      <text:p text:style-name="P20"/>
      <text:p text:style-name="P8"/>
      <text:p text:style-name="P9"><text:soft-page-break/>(3) Prepare a document for java predefined data types in following format.</text:p>
      <text:p text:style-name="P9">(A) <text:s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Data type</text:p>
          </table:table-cell>
          <table:table-cell table:style-name="Table1.A1" office:value-type="string">
            <text:p text:style-name="P22">Size<text:span text:style-name="T6">(bits)</text:span></text:p>
          </table:table-cell>
          <table:table-cell table:style-name="Table1.C1" office:value-type="string">
            <text:p text:style-name="P22">Range of Values </text:p>
          </table:table-cell>
        </table:table-row>
        <table:table-row>
          <table:table-cell table:style-name="Table1.A2" office:value-type="string">
            <text:p text:style-name="P21">Byte</text:p>
          </table:table-cell>
          <table:table-cell table:style-name="Table1.A2" office:value-type="string">
            <text:p text:style-name="P21">8</text:p>
          </table:table-cell>
          <table:table-cell table:style-name="Table1.C2" office:value-type="string">
            <text:p text:style-name="Table_20_Contents">-<text:span text:style-name="T4">128 to 127</text:span></text:p>
          </table:table-cell>
        </table:table-row>
        <table:table-row>
          <table:table-cell table:style-name="Table1.A2" office:value-type="string">
            <text:p text:style-name="P21">short</text:p>
          </table:table-cell>
          <table:table-cell table:style-name="Table1.A2" office:value-type="string">
            <text:p text:style-name="P21">16</text:p>
          </table:table-cell>
          <table:table-cell table:style-name="Table1.C2" office:value-type="string">
            <text:p text:style-name="Table_20_Contents">-<text:span text:style-name="T4">32768 to 32767</text:span></text:p>
          </table:table-cell>
        </table:table-row>
        <table:table-row>
          <table:table-cell table:style-name="Table1.A2" office:value-type="string">
            <text:p text:style-name="P21">int</text:p>
          </table:table-cell>
          <table:table-cell table:style-name="Table1.A2" office:value-type="string">
            <text:p text:style-name="P21">32</text:p>
          </table:table-cell>
          <table:table-cell table:style-name="Table1.C2" office:value-type="string">
            <text:p text:style-name="Table_20_Contents">-<text:span text:style-name="T4">2147483648 to 2147483647</text:span></text:p>
          </table:table-cell>
        </table:table-row>
        <table:table-row>
          <table:table-cell table:style-name="Table1.A2" office:value-type="string">
            <text:p text:style-name="P21">long</text:p>
          </table:table-cell>
          <table:table-cell table:style-name="Table1.A2" office:value-type="string">
            <text:p text:style-name="P21">64</text:p>
          </table:table-cell>
          <table:table-cell table:style-name="Table1.C2" office:value-type="string">
            <text:p text:style-name="Table_20_Contents">-<text:span text:style-name="T4">9,223372036854775808</text:span></text:p>
            <text:p text:style-name="P23">to</text:p>
            <text:p text:style-name="P23">9,22337203685477580<text:span text:style-name="T7">7</text:span></text:p>
          </table:table-cell>
        </table:table-row>
        <table:table-row>
          <table:table-cell table:style-name="Table1.A2" office:value-type="string">
            <text:p text:style-name="P21">float</text:p>
          </table:table-cell>
          <table:table-cell table:style-name="Table1.A2" office:value-type="string">
            <text:p text:style-name="P21">32</text:p>
          </table:table-cell>
          <table:table-cell table:style-name="Table1.C2" office:value-type="string">
            <text:p text:style-name="P24">1.4e-045 to <text:span text:style-name="T7">1</text:span>.4e<text:span text:style-name="T8">+38</text:span></text:p>
          </table:table-cell>
        </table:table-row>
        <table:table-row>
          <table:table-cell table:style-name="Table1.A2" office:value-type="string">
            <text:p text:style-name="P21">double</text:p>
          </table:table-cell>
          <table:table-cell table:style-name="Table1.A2" office:value-type="string">
            <text:p text:style-name="P21">64</text:p>
          </table:table-cell>
          <table:table-cell table:style-name="Table1.C2" office:value-type="string">
            <text:p text:style-name="P23">4.9e-324 to 1.8e+308</text:p>
          </table:table-cell>
        </table:table-row>
        <table:table-row>
          <table:table-cell table:style-name="Table1.A2" office:value-type="string">
            <text:p text:style-name="P21">char</text:p>
          </table:table-cell>
          <table:table-cell table:style-name="Table1.A2" office:value-type="string">
            <text:p text:style-name="P21">16</text:p>
          </table:table-cell>
          <table:table-cell table:style-name="Table1.C2" office:value-type="string">
            <text:p text:style-name="P25">0 to 65535 </text:p>
          </table:table-cell>
        </table:table-row>
        <table:table-row>
          <table:table-cell table:style-name="Table1.A2" office:value-type="string">
            <text:p text:style-name="P21">boolean</text:p>
          </table:table-cell>
          <table:table-cell table:style-name="Table1.A2" office:value-type="string">
            <text:p text:style-name="P21">1</text:p>
          </table:table-cell>
          <table:table-cell table:style-name="Table1.C2" office:value-type="string">
            <text:p text:style-name="P23">True or false</text:p>
          </table:table-cell>
        </table:table-row>
      </table:table>
      <text:p text:style-name="P9"/>
      <text:p text:style-name="P9"/>
      <text:p text:style-name="P10">4. JAVA code for</text:p>
      <text:p text:style-name="P10"><text:s text:c="3"/>(a) addition of 2 numbers</text:p>
      <text:p text:style-name="P10"><text:s text:c="3"/>(b) subtarction of 2 numbers</text:p>
      <text:p text:style-name="P10"><text:s text:c="3"/>(c) multiplication of 2 numbers</text:p>
      <text:p text:style-name="P10"><text:s text:c="3"/>(d) division of 2 numbers</text:p>
      <text:p text:style-name="P10"/>
      <text:p text:style-name="P10"><text:s text:c="2"/>(A)</text:p>
      <text:p text:style-name="P10"/>
      <text:p text:style-name="P11"><text:s/>(a) <text:span text:style-name="T5">public class Assignment</text:span></text:p>
      <text:p text:style-name="P12">{</text:p>
      <text:p text:style-name="P12">public static void main(String args[])</text:p>
      <text:p text:style-name="P12"><text:s text:c="2"/>{</text:p>
      <text:p text:style-name="P12"><text:s text:c="6"/>int a = 100;</text:p>
      <text:p text:style-name="P12"><text:s text:c="6"/>int b = 200;</text:p>
      <text:p text:style-name="P12"><text:s text:c="5"/></text:p>
      <text:p text:style-name="P12"><text:s text:c="6"/>// sum of numbers</text:p>
      <text:p text:style-name="P12"><text:s text:c="6"/>int sum = a+b;</text:p>
      <text:p text:style-name="P12"><text:s text:c="6"/>System.out.println("Sum of two numbers is"+sum);</text:p>
      <text:p text:style-name="P12"><text:s text:c="6"/>// Difference of 2 numbers</text:p>
      <text:p text:style-name="P12"><text:s text:c="7"/>int diff = a-b;</text:p>
      <text:p text:style-name="P12"><text:s text:c="6"/>System.out.println("difference of two numbers is"+diff);</text:p>
      <text:p text:style-name="P12"><text:s text:c="6"/>// division of 2 numbers</text:p>
      <text:p text:style-name="P12"><text:s text:c="7"/>float div = a/(float)b;</text:p>
      <text:p text:style-name="P12"><text:s text:c="6"/>System.out.println("division of two numbers is"+div);</text:p>
      <text:p text:style-name="P12"><text:s text:c="6"/>// Multiplication of 2 numbers</text:p>
      <text:p text:style-name="P12"><text:s text:c="8"/>int mul = a*b;</text:p>
      <text:p text:style-name="P12"><text:s text:c="6"/>System.out.println("Multiplication of two numbers is"+mul);</text:p>
      <text:p text:style-name="P12"><text:s text:c="2"/>}</text:p>
      <text:p text:style-name="P12"/>
      <text:p text:style-name="P12">}</text:p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d577" officeooo:paragraph-rsid="0008d577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 <text:s text:c="2"/>: <text:s text:c="2"/>D S R S Varma</text:p>
        <text:p text:style-name="MP1">E-mail : <text:s text:c="3"/><text:a xlink:type="simple" xlink:href="mailto:sriramsrinivasavarma22563@gmail.com" text:style-name="Internet_20_link" text:visited-style-name="Visited_20_Internet_20_Link">sriramsrinivasavarma22563@gmail.com</text:a></text:p>
        <text:p text:style-name="MP1">date <text:s text:c="5"/>: <text:s text:c="2"/>9 th may,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31:54.487445723</meta:creation-date>
    <dc:date>2017-05-24T17:54:37.708668997</dc:date>
    <meta:editing-duration>PT2H59M28S</meta:editing-duration>
    <meta:editing-cycles>18</meta:editing-cycles>
    <meta:generator>LibreOffice/5.1.6.2$Linux_X86_64 LibreOffice_project/10m0$Build-2</meta:generator>
    <meta:document-statistic meta:table-count="1" meta:image-count="0" meta:object-count="0" meta:page-count="3" meta:paragraph-count="101" meta:word-count="476" meta:character-count="2983" meta:non-whitespace-character-count="2210"/>
  </office:meta>
</office:document-meta>
</file>